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T Astra Serif" svg:font-family="'PT Astra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PT Astra Serif" fo:font-size="13pt" style:font-size-asian="13pt" style:font-size-complex="13pt"/>
    </style:style>
    <style:style style:name="P3" style:family="paragraph" style:parent-style-name="Standard">
      <style:paragraph-properties fo:margin-left="0cm" fo:margin-right="0cm" fo:text-indent="0cm" style:auto-text-indent="false"/>
      <style:text-properties style:font-name="PT Astra Serif" fo:font-size="13pt" officeooo:rsid="000c723d" officeooo:paragraph-rsid="000c723d" style:font-size-asian="13pt" style:font-size-complex="13pt"/>
    </style:style>
    <style:style style:name="P4" style:family="paragraph" style:parent-style-name="Standard">
      <style:paragraph-properties fo:margin-left="0cm" fo:margin-right="0cm" fo:text-indent="0cm" style:auto-text-indent="false"/>
      <style:text-properties fo:font-size="13pt" officeooo:paragraph-rsid="000c723d" style:font-size-asian="13pt" style:font-size-complex="13pt"/>
    </style:style>
    <style:style style:name="P5" style:family="paragraph" style:parent-style-name="Standard">
      <style:paragraph-properties fo:margin-left="0cm" fo:margin-right="0cm" fo:text-indent="0cm" style:auto-text-indent="false"/>
      <style:text-properties style:font-name="PT Astra Serif" fo:font-size="13pt" officeooo:rsid="000c723d" officeooo:paragraph-rsid="000f08f1" style:font-size-asian="13pt" style:font-size-complex="13pt"/>
    </style:style>
    <style:style style:name="P6" style:family="paragraph" style:parent-style-name="Standard">
      <style:paragraph-properties fo:margin-left="0cm" fo:margin-right="0cm" fo:text-indent="0cm" style:auto-text-indent="false"/>
      <style:text-properties style:font-name="PT Astra Serif" fo:font-size="13pt" officeooo:rsid="000c723d" officeooo:paragraph-rsid="00118d63" style:font-size-asian="13pt" style:font-size-complex="13pt"/>
    </style:style>
    <style:style style:name="P7" style:family="paragraph" style:parent-style-name="Standard">
      <style:paragraph-properties fo:margin-left="0cm" fo:margin-right="0cm" fo:text-indent="0cm" style:auto-text-indent="false"/>
      <style:text-properties officeooo:paragraph-rsid="0014b5dc"/>
    </style:style>
    <style:style style:name="T1" style:family="text">
      <style:text-properties style:font-name="PT Astra Serif" fo:font-size="13pt" officeooo:rsid="000c723d" style:font-size-asian="13pt" style:font-size-complex="13pt"/>
    </style:style>
    <style:style style:name="T2" style:family="text">
      <style:text-properties style:font-name="PT Astra Serif" fo:font-size="13pt" style:font-size-asian="13pt" style:font-size-complex="13pt"/>
    </style:style>
    <style:style style:name="T3" style:family="text">
      <style:text-properties style:font-name="PT Astra Serif" officeooo:rsid="000c723d"/>
    </style:style>
    <style:style style:name="T4" style:family="text">
      <style:text-properties style:font-name="PT Astra Serif" fo:font-style="italic" officeooo:rsid="000c723d" style:font-style-asian="italic" style:font-style-complex="italic"/>
    </style:style>
    <style:style style:name="T5" style:family="text">
      <style:text-properties style:font-name="PT Astra Serif" fo:font-style="normal" officeooo:rsid="000c723d" style:font-style-asian="normal" style:font-style-complex="normal"/>
    </style:style>
    <style:style style:name="T6" style:family="text">
      <style:text-properties style:font-name="PT Astra Serif" officeooo:rsid="00141eae"/>
    </style:style>
    <style:style style:name="T7" style:family="text">
      <style:text-properties style:font-name="PT Astra Serif" officeooo:rsid="00118d63"/>
    </style:style>
    <style:style style:name="T8" style:family="text">
      <style:text-properties officeooo:rsid="000d41de"/>
    </style:style>
    <style:style style:name="T9" style:family="text">
      <style:text-properties officeooo:rsid="0010a067"/>
    </style:style>
    <style:style style:name="T10" style:family="text">
      <style:text-properties officeooo:rsid="000f08f1"/>
    </style:style>
    <style:style style:name="T11" style:family="text">
      <style:text-properties officeooo:rsid="00141eae"/>
    </style:style>
    <style:style style:name="T12" style:family="text">
      <style:text-properties officeooo:rsid="00118d63"/>
    </style:style>
    <style:style style:name="T13" style:family="text">
      <style:text-properties officeooo:rsid="0012a179"/>
    </style:style>
    <style:style style:name="T14" style:family="text">
      <style:text-properties officeooo:rsid="0014b5dc"/>
    </style:style>
    <style:style style:name="T15" style:family="text">
      <style:text-properties style:font-name="PT Astra Serif" fo:font-size="13pt" officeooo:rsid="00118d63" style:font-size-asian="13pt" style:font-size-complex="13pt"/>
    </style:style>
    <style:style style:name="T16" style:family="text">
      <style:text-properties style:font-name="PT Astra Serif" fo:font-size="13pt" officeooo:rsid="0012a179" style:font-size-asian="13pt" style:font-size-complex="13pt"/>
    </style:style>
    <style:style style:name="T17" style:family="text">
      <style:text-properties style:font-name="PT Astra Serif" fo:font-size="13pt" officeooo:rsid="0014b5dc" style:font-size-asian="13pt" style:font-size-complex="13pt"/>
    </style:style>
    <style:style style:name="T18" style:family="text">
      <style:text-properties style:font-name="PT Astra Serif" fo:font-size="13pt" officeooo:rsid="00141eae"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tab/>C</text:span><text:span text:style-name="T2">ependant, s'agissant de l'intellect et de la connaissance intellective, dont l'acte de connaître se nomme proprement «savoir», il faut distinguer. Bien que, selon Augustin, </text:span><text:span text:style-name="Emphasis"><text:span text:style-name="T2">83 Questions</text:span></text:span><text:span text:style-name="T2">, il n'y ait de savoir que du vrai, une chose pourtant est de savoir, au sujet de la créature, ce qui est vrai en elle, et une autre de savoir sa vérité, de sorte que la connaissance par laquelle une chose est connue, est autre que celle par laquelle on connaît sa vérité. En effet, toute puissance cognitive qui, par sa connaissance (</text:span><text:span text:style-name="Emphasis"><text:span text:style-name="T2">notitia</text:span></text:span><text:span text:style-name="T2">), appréhende une chose de la même façon qu'elle possède l'être en soi à l'extérieur de celui qui connaît, appréhende ce qui est vrai en cette chose, mais elle n'appréhende pas en cela sa vérité.</text:span></text:p>
      <text:p text:style-name="P2"/>
      <text:p text:style-name="P3">=============================================================</text:p>
      <text:p text:style-name="P3"/>
      <text:p text:style-name="P4"><text:span text:style-name="T3"><text:tab/>Cet extrait provient de </text:span><text:span text:style-name="T4">Summa quaestiones ordinariae</text:span><text:span text:style-name="T5">, article 1, question 2 d’Henri de Gand datant du XIIIe siècle</text:span><text:span text:style-name="T3">. Il </text:span><text:span text:style-name="T6">a été écrit</text:span><text:span text:style-name="T3"> après la réception des premières traductions d’Aristote. Henri de Gand est un théologien et un philosophe à l’origine des multiples condamnations des propositions de l’Université de Paris visant à faire fonctionner le christianisme avec la vision aristotélicienne du monde. </text:span><text:span text:style-name="T7">Il cherche à garantir la possibilité de la connaissance humaine.</text:span><text:span text:style-name="T3"> Cet extrait se trouve après la question 1 ayant montré la possibilité de la connaissance humaine et dans la question 2 cherchant à distinguer plusieurs formes de connaissance.</text:span></text:p>
      <text:p text:style-name="P5"><text:tab/>L’objet de cet extrait est <text:span text:style-name="T8">l’objet de la connaissance humaine. Henri de Gand se demande ce que nous connaissons des choses. L’auteur défend que l’on connaît uniquement la vérité de </text:span><text:span text:style-name="T9">la</text:span><text:span text:style-name="T8"> chose et non sa vérité. </text:span><text:span text:style-name="T10">L’objectif de cet extrait est de continuer à construire les fondations de sa théorie de la connaissance : </text:span><text:span text:style-name="T9">la</text:span><text:span text:style-name="T10"> distinction introduite </text:span><text:span text:style-name="T9">est essentiel</text:span><text:span text:style-name="T11">le</text:span><text:span text:style-name="T9"> pour qu’il puisse continuer à chercher ce que nous connaissons des choses.</text:span></text:p>
      <text:p text:style-name="P3"><text:tab/><text:span text:style-name="T8">Dans un premier temps, nous analyserons le début du texte à « on connaît sa vérité » pour examiner comment il problématise le sujet. Ensuite, nous commenterons de « En effet » à la fin du texte pour montrer sa réponse.</text:span></text:p>
      <text:p text:style-name="P3"/>
      <text:p text:style-name="P3"/>
      <text:p text:style-name="P5"><text:tab/><text:span text:style-name="T10">Dès le</text:span><text:span text:style-name="T8"> début de l’extrait, Henri de Gand distingue « intellect » de la « connaissance intellective ». </text:span><text:span text:style-name="T10">La connaissance intellective provient de l’illumination divine et l’intellect provient d’un travail d’abstraction, comme celui dans la théorie de la connaissance </text:span><text:soft-page-break/><text:span text:style-name="T10">d’Aristote. </text:span><text:span text:style-name="T9">Il explique ensuite que le fait de connaître, c’est-à-dire de savoir, ne peut provenir que de la connaissance intellective. Il appui</text:span><text:span text:style-name="T11">e</text:span><text:span text:style-name="T9"> sur cette nécessité avec « il faut distinguer », mon</text:span><text:span text:style-name="T11">trant</text:span><text:span text:style-name="T9"> alors que c’est une démarche primordiale pour fonder sa théorie. Cela conditionne ainsi les sources de connaissances humaines, bien plus que ce que lors du l’analyse précédente, comme le montre l’adverbe « Cependant ».</text:span></text:p>
      <text:p text:style-name="P6"><text:tab/><text:span text:style-name="T9">L’auteur cite ensuite Augustin pour construire la suite de son propos : «  selon Augustin, </text:span><text:span text:style-name="Emphasis"><text:span text:style-name="T9">83 Questions</text:span></text:span><text:span text:style-name="T9">, il n'y ait de savoir que du vrai ». Juste après, il se sépare de cette vision en introdui</text:span><text:span text:style-name="T12">sant</text:span><text:span text:style-name="T9"> une nouvelle distinction au cœur de sa théorie : « ce qui est vrai en [la créature] » de « sa vérité ». Cela montre qu’il y a deux types de vérité touchant la créature : une touchant la créature en soi et une autre touchant la vérité de la créature. Cela complexifie la vision d’Augustin, augmentant ainsi la précision de la théorie d’Henri de Gand. </text:span><text:span text:style-name="T12">Il continue en indiquant que c’est uniquement « ce qui est vrai en [la créature] » que l’on appelle connaissance : «  la connaissance par laquelle une chose est connue, est autre que celle par laquelle on connaît sa vérité ». Cette affirmation sert à expliciter sa distinction précédente avec des termes plus accessibles. Cette nuance permet d’ê</text:span><text:span text:style-name="T13">tre plus précise </text:span><text:span text:style-name="T12">que </text:span><text:span text:style-name="T13">la position </text:span><text:span text:style-name="T12">défendue par Augustin. Il devient alors plus simple de connaître une chose puisqu’il suffit de connaître les vérités de la chose et non ses vérités, </text:span><text:span text:style-name="T14">simplifiant ainsi </text:span><text:span text:style-name="T12">la possibilité de la connaissance, </text:span><text:span text:style-name="T14">ce qui est un objectif d’Henri de Gand.</text:span></text:p>
      <text:p text:style-name="P6"/>
      <text:p text:style-name="P7"><text:span text:style-name="T1"><text:tab/></text:span><text:span text:style-name="T15">« En effet » montr</text:span><text:span text:style-name="T16">e </text:span><text:span text:style-name="T15">qu’il </text:span><text:span text:style-name="T17">entame</text:span><text:span text:style-name="T16"> une démonstration de </text:span><text:span text:style-name="T15">sa proposition précédente. </text:span><text:span text:style-name="T16">Il la commence en énon</text:span><text:span text:style-name="T18">ç</text:span><text:span text:style-name="T16">ant les conditions d’accès à la vérité de la chose. « toute puissance cognitive » désigne tous les êtres capables d’intelliger, c’est-à-dire les humains. Ensuite, <text:s/>« qui, par sa connaissance, appréhende une chose » conditionne l’accès à la vérité d’une chose par l’utilisation de la connaissance </text:span><text:span text:style-name="T18">(elle est </text:span><text:span text:style-name="T16">rendue possible par la « puissance cognitive »</text:span><text:span text:style-name="T18">)</text:span><text:span text:style-name="T16">. Après, « de la même façon qu'elle possède l'être en soi à l'extérieur de celui qui connaît » indique la nécessité d’avoir accès à un en soi de la chose, c’est-à-dire à son essence, pour la connaître. </text:span><text:span text:style-name="T18">Il résume cela par « appréhende ce qui est vrai en cette chose, mais elle n'appréhende pas en cela sa vérité », ce qui est la distinction introduite précédemment. Cela ressemble à la philosophie platonicienne où la connaissance est possible à l’aide de l’existence d’Idées immuables. Sans ces Idées, il serait impossible de connaître, comme pour Henri de Gand. Il fera par ailleurs un rapprochement avec Platon dans la suite du tex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T Astra Serif" svg:font-family="'PT Astra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8T16:32:01.959299790</meta:creation-date>
    <dc:date>2025-12-08T17:57:17.718381700</dc:date>
    <meta:editing-duration>PT4M29S</meta:editing-duration>
    <meta:editing-cycles>1</meta:editing-cycles>
    <meta:document-statistic meta:table-count="0" meta:image-count="0" meta:object-count="0" meta:page-count="2" meta:paragraph-count="8" meta:word-count="827" meta:character-count="5031" meta:non-whitespace-character-count="4202"/>
    <meta:generator>LibreOffice/25.8.3.2$Linux_X86_64 LibreOffice_project/580$Build-2</meta:generator>
  </office:meta>
</office:document-meta>
</file>